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1.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 tableooo:tab-color="#55308d"/>
    </style:style>
    <style:style style:name="ta2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22" style:family="table-cell" style:parent-style-name="Default">
      <style:table-cell-properties fo:background-color="#bdbdbd" style:text-align-source="fix" style:repeat-content="false" fo:wrap-option="wrap" fo:border="0.06pt solid #000000" style:vertical-align="top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e480a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ff0000"/>
    </style:style>
    <style:style style:name="ce2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cm"/>
    </style:style>
    <style:style style:name="ce26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12" style:family="table-cell" style:parent-style-name="Default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06pt solid #000000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-asian="Calibri" style:font-size-asian="11pt" style:language-asian="ar" style:country-asian="SA"/>
    </style:style>
    <style:style style:name="ce32" style:family="table-cell" style:parent-style-name="Default">
      <style:table-cell-properties fo:border="0.06pt solid #000000"/>
    </style:style>
    <style:style style:name="T1" style:family="text">
      <style:text-properties fo:color="#468a1a"/>
    </style:style>
    <style:style style:name="T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808080"/>
    </style:style>
    <style:style style:name="T4" style:family="text">
      <style:text-properties fo:color="#808080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emphasize="none" style:text-overline-style="none" style:text-overline-color="font-color" style:font-name-complex="Consolas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color="#000000" fo:text-shadow="none" fo:font-weight="normal" style:font-size-complex="10pt" fo:font-style="normal" style:font-name="Consolas" style:language-complex="hi" style:country-complex="IN" fo:language="en" fo:country="US" style:font-weight-complex="normal"/>
    </style:style>
    <style:style style:name="T8" style:family="text">
      <style:text-properties style:text-emphasize="none" style:text-overline-style="none" style:text-overline-color="font-color" style:font-name-complex="Consolas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font-name="Consolas" style:language-complex="hi" style:country-complex="IN" fo:language="en" fo:country="US" fo:color="#800000" style:font-weight-complex="bold"/>
    </style:style>
    <style:style style:name="T9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name="Calibri" style:font-weight-complex="normal" fo:color="#000000" fo:language="ru" fo:country="RU" style:font-name-complex="Lohit Devanagari"/>
    </style:style>
    <style:style style:name="T10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weight-complex="normal" fo:color="#000000" fo:language="en" fo:country="US" style:font-name="Consolas" style:font-name-complex="Consolas"/>
    </style:style>
    <style:style style:name="T11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fo:language="en" fo:country="US" style:font-name="Consolas" style:font-name-complex="Consolas" style:font-weight-complex="bold" fo:color="#800000"/>
    </style:style>
    <style:style style:name="T12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fo:language="en" fo:country="US" style:font-name="Consolas" style:font-name-complex="Consolas" fo:color="#800000" style:font-weight-complex="bold"/>
    </style:style>
    <style:style style:name="T13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fo:language="ru" fo:country="RU" fo:color="#000000" style:font-name-complex="Lohit Devanagari" style:font-weight-complex="normal" style:font-name="Calibri"/>
    </style:style>
    <style:style style:name="T14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fo:color="#000000" style:font-weight-complex="normal" fo:language="en" fo:country="US" style:font-name-complex="Consolas" style:font-name="Consolas"/>
    </style:style>
    <style:style style:name="T15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fo:language="en" fo:country="US" style:font-name-complex="Consolas" style:font-name="Consolas" fo:color="#800000" style:font-weight-complex="bold"/>
    </style:style>
    <style:style style:name="T16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fo:color="#000000" style:font-weight-complex="normal" style:font-name-complex="Lohit Devanagari" style:font-name="Calibri" fo:language="ru" fo:country="RU"/>
    </style:style>
    <style:style style:name="T17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fo:color="#000000" style:font-weight-complex="normal" style:font-name="Consolas" fo:language="en" fo:country="US" style:font-name-complex="Consolas"/>
    </style:style>
    <style:style style:name="T18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name="Consolas" fo:language="en" fo:country="US" style:font-name-complex="Consolas" style:font-weight-complex="bold" fo:color="#800000"/>
    </style:style>
    <style:style style:name="T19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name="Calibri" fo:language="ru" fo:country="RU" fo:color="#000000" style:font-weight-complex="normal" style:font-name-complex="Lohit Devanagari"/>
    </style:style>
    <style:style style:name="T20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fo:color="#000000" style:font-weight-complex="normal" style:font-name-complex="Consolas" fo:language="en" fo:country="US" style:font-name="Consolas"/>
    </style:style>
    <style:style style:name="T21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weight-complex="normal" style:font-name-complex="Consolas" fo:language="en" fo:country="US" style:font-name="Consolas" fo:color="#000080"/>
    </style:style>
    <style:style style:name="T22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weight-complex="normal" fo:color="#000000" style:font-name-complex="Lohit Devanagari" style:font-name="Calibri" fo:language="ru" fo:country="RU"/>
    </style:style>
    <style:style style:name="T23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weight-complex="normal" fo:color="#000000" style:font-name="Consolas" style:font-name-complex="Consolas" fo:language="en" fo:country="US"/>
    </style:style>
    <style:style style:name="T24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weight-complex="normal" style:font-name="Consolas" style:font-name-complex="Consolas" fo:language="en" fo:country="US" fo:color="#000080"/>
    </style:style>
    <style:style style:name="T25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weight-complex="normal" style:font-name="Calibri" style:font-name-complex="Lohit Devanagari" fo:language="ru" fo:country="RU" fo:color="#000000"/>
    </style:style>
    <style:style style:name="T26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weight-complex="bold" style:font-name="Consolas" style:font-name-complex="Consolas" fo:language="en" fo:country="US" fo:color="#800000"/>
    </style:style>
    <style:style style:name="T27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weight-complex="normal" fo:language="ru" fo:country="RU" fo:color="#000000" style:font-name="Calibri" style:font-name-complex="Lohit Devanagari"/>
    </style:style>
    <style:style style:name="T28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weight-complex="normal" fo:color="#000000" style:font-name-complex="Consolas" fo:language="en" fo:country="US" style:font-name="Consolas"/>
    </style:style>
    <style:style style:name="T29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name-complex="Consolas" fo:language="en" fo:country="US" style:font-name="Consolas" fo:color="#800000" style:font-weight-complex="bold"/>
    </style:style>
    <style:style style:name="T30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weight-complex="normal" style:font-name-complex="Lohit Devanagari" fo:language="ru" fo:country="RU" fo:color="#000000" style:font-name="Calibri"/>
    </style:style>
    <style:style style:name="T31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weight-complex="normal" fo:color="#000000" fo:language="en" fo:country="US" style:font-name-complex="Consolas" style:font-name="Consolas"/>
    </style:style>
    <style:style style:name="T32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weight-complex="normal" fo:language="en" fo:country="US" style:font-name-complex="Consolas" style:font-name="Consolas" fo:color="#000080"/>
    </style:style>
    <style:style style:name="T33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weight-complex="normal" fo:color="#000000" style:font-name="Calibri" fo:language="ru" fo:country="RU" style:font-name-complex="Lohit Devanagari"/>
    </style:style>
    <style:style style:name="T34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weight-complex="normal" fo:language="en" fo:country="US" style:font-name="Consolas" style:font-name-complex="Consolas" fo:color="#000080"/>
    </style:style>
    <style:style style:name="T35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weight-complex="normal" style:font-name="Calibri" fo:color="#000000" style:font-name-complex="Lohit Devanagari" fo:language="ru" fo:country="RU"/>
    </style:style>
    <style:style style:name="T36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name="Calibri" fo:color="#000000" fo:language="ru" fo:country="RU" style:font-name-complex="Lohit Devanagari" style:font-weight-complex="normal"/>
    </style:style>
    <style:style style:name="T37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fo:color="#000000" style:font-weight-complex="normal" fo:language="en" fo:country="US" style:font-name="Consolas" style:font-name-complex="Consolas"/>
    </style:style>
    <style:style style:name="T38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weight-complex="normal" fo:language="ru" fo:country="RU" fo:color="#000000" style:font-name-complex="Lohit Devanagari" style:font-name="Calibri"/>
    </style:style>
    <style:style style:name="T39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name-complex="Consolas" style:font-weight-complex="bold" style:font-name="Consolas" fo:language="en" fo:country="US" fo:color="#800000"/>
    </style:style>
    <style:style style:name="T40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weight-complex="normal" style:font-name-complex="Consolas" style:font-name="Consolas" fo:color="#008000" fo:language="en" fo:country="US"/>
    </style:style>
    <style:style style:name="T41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name-complex="Consolas" style:font-weight-complex="bold" fo:color="#800000" fo:language="en" fo:country="US" style:font-name="Consolas"/>
    </style:style>
    <style:style style:name="T42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name="Calibri" fo:color="#000000" fo:language="ru" fo:country="RU" style:font-weight-complex="normal" style:font-name-complex="Lohit Devanagari"/>
    </style:style>
    <style:style style:name="T43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weight-complex="normal" style:font-name="Consolas" style:font-name-complex="Consolas" fo:color="#008000" fo:language="en" fo:country="US"/>
    </style:style>
    <style:style style:name="T44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weight-complex="normal" style:font-name="Consolas" style:font-name-complex="Consolas" fo:language="en" fo:country="US" fo:color="#000000"/>
    </style:style>
    <style:style style:name="T45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name="Consolas" style:font-name-complex="Consolas" fo:language="en" fo:country="US" style:font-weight-complex="bold" fo:color="#800000"/>
    </style:style>
    <style:style style:name="T46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weight-complex="normal" fo:language="en" fo:country="US" style:font-name-complex="Consolas" style:font-name="Consolas" fo:color="#008000"/>
    </style:style>
    <style:style style:name="T47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weight-complex="normal" fo:language="en" fo:country="US" style:font-name-complex="Consolas" style:font-name="Consolas" fo:color="#000000"/>
    </style:style>
    <style:style style:name="T48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weight-complex="normal" fo:language="ru" fo:country="RU" style:font-name="Calibri" fo:color="#000000" style:font-name-complex="Lohit Devanagari"/>
    </style:style>
    <style:style style:name="T49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name-complex="Consolas" fo:language="en" fo:country="US" fo:color="#800000" style:font-weight-complex="bold" style:font-name="Consolas"/>
    </style:style>
    <style:style style:name="T50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name-complex="Lohit Devanagari" fo:language="ru" fo:country="RU" style:font-name="Calibri" style:font-weight-complex="normal" fo:color="#000000"/>
    </style:style>
    <style:style style:name="T51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name="Consolas" style:font-name-complex="Consolas" fo:color="#800000" fo:language="en" fo:country="US" style:font-weight-complex="bold"/>
    </style:style>
    <style:style style:name="T52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name="Calibri" style:font-name-complex="Lohit Devanagari" fo:language="ru" fo:country="RU" style:font-weight-complex="normal" fo:color="#000000"/>
    </style:style>
    <style:style style:name="T53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name="Consolas" style:font-name-complex="Consolas" fo:language="en" fo:country="US" fo:color="#800000" style:font-weight-complex="bold"/>
    </style:style>
    <style:style style:name="T54" style:family="text">
      <style:text-properties style:text-emphasize="none" style:text-overline-style="none" style:text-overline-color="font-color" fo:font-size="10pt" style:font-name-asian="Calibri" style:font-style-asian="normal" style:font-size-asian="11pt" style:font-weight-asian="normal" style:text-line-through-type="none" style:language-asian="ar" style:country-asian="SA" style:font-style-complex="normal" style:font-relief="none" style:text-underline-style="none" style:text-underline-color="font-color" style:text-line-through-mode="continuous" style:text-outline="false" fo:text-shadow="none" fo:font-weight="normal" style:font-size-complex="10pt" fo:font-style="normal" style:language-complex="hi" style:country-complex="IN" style:font-name="Consolas" style:font-name-complex="Consolas" fo:language="en" fo:country="US" style:font-weight-complex="normal" fo:color="#ff0000"/>
    </style:style>
    <style:style style:name="T55" style:family="text">
      <style:text-properties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fo:font-size="10pt" style:font-name-complex="Lohit Devanagari" style:font-name="Liberation Sans" style:text-overline-style="none" style:text-overline-color="font-color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/>
    </style:style>
    <style:style style:name="T56" style:family="text">
      <style:text-properties style:language-complex="hi" style:country-complex="IN" style:font-size-complex="10pt" style:font-weight-asian="normal" style:font-weight-complex="normal" style:font-style-asian="normal" style:font-style-complex="normal" style:text-emphasize="none" style:font-relief="none" fo:font-size="10pt" style:text-overline-style="none" style:text-overline-color="font-color" style:text-line-through-mode="continuous" fo:text-shadow="none" style:text-outline="false" fo:font-style="normal" style:text-line-through-type="none" style:text-underline-style="none" style:text-underline-color="font-color" fo:font-weight="normal" style:font-name-asian="Calibri" fo:language="en" fo:country="US" style:font-size-asian="11pt" fo:color="#008000" style:language-asian="ar" style:country-asian="SA" style:font-name-complex="Consolas" style:font-name="Consolas"/>
    </style:style>
    <style:style style:name="T57" style:family="text">
      <style:text-properties style:language-complex="hi" style:country-complex="IN" style:font-size-complex="10pt" style:font-weight-asian="normal" style:font-weight-complex="normal" style:font-style-asian="normal" style:font-style-complex="normal" style:text-emphasize="none" style:font-relief="none" fo:font-size="10pt" style:text-overline-style="none" style:text-overline-color="font-color" style:text-line-through-mode="continuous" fo:text-shadow="none" style:text-outline="false" fo:font-style="normal" style:text-line-through-type="none" style:text-underline-style="none" style:text-underline-color="font-color" fo:font-weight="normal" style:font-name-asian="Calibri" fo:language="en" fo:country="US" style:font-size-asian="11pt" style:language-asian="ar" style:country-asian="SA" style:font-name-complex="Consolas" style:font-name="Consolas" fo:color="#000000"/>
    </style:style>
    <style:style style:name="T58" style:family="text">
      <style:text-properties style:language-complex="hi" style:country-complex="IN" style:font-size-complex="10pt" style:font-weight-asian="normal" style:font-weight-complex="normal" style:font-style-asian="normal" style:font-style-complex="normal" style:text-emphasize="none" style:font-relief="none" fo:font-size="10pt" style:text-overline-style="none" style:text-overline-color="font-color" style:text-line-through-mode="continuous" fo:text-shadow="none" style:text-outline="false" fo:font-style="normal" style:text-line-through-type="none" style:text-underline-style="none" style:text-underline-color="font-color" fo:font-weight="normal" style:font-name-asian="Calibri" fo:language="en" fo:country="US" style:font-size-asian="11pt" style:language-asian="ar" style:country-asian="SA" style:font-name-complex="Consolas" style:font-name="Consolas" fo:color="#008000"/>
    </style:style>
    <style:style style:name="T59" style:family="text">
      <style:text-properties style:language-complex="hi" style:country-complex="IN" style:font-size-complex="10pt" style:font-weight-asian="normal" style:font-weight-complex="normal" style:font-style-asian="normal" style:font-style-complex="normal" style:text-emphasize="none" style:font-relief="none" fo:font-size="10pt" style:text-overline-style="none" style:text-overline-color="font-color" style:text-line-through-mode="continuous" fo:text-shadow="none" style:text-outline="false" fo:font-style="normal" style:text-line-through-type="none" style:text-underline-style="none" style:text-underline-color="font-color" fo:font-weight="normal" style:font-name-asian="Calibri" fo:language="en" fo:country="US" style:font-size-asian="11pt" style:language-asian="ar" style:country-asian="SA" style:font-name-complex="Consolas" style:font-name="Consolas" style:use-window-font-color="true"/>
    </style:style>
    <style:style style:name="T60" style:family="text">
      <style:text-properties style:language-complex="hi" style:country-complex="IN" style:font-size-complex="10pt" style:font-weight-asian="normal" style:font-weight-complex="normal" style:font-style-asian="normal" style:font-style-complex="normal" style:text-emphasize="none" style:font-relief="none" fo:font-size="10pt" style:text-overline-style="none" style:text-overline-color="font-color" style:text-line-through-mode="continuous" fo:text-shadow="none" style:text-outline="false" fo:font-style="normal" style:text-line-through-type="none" style:text-underline-style="none" style:text-underline-color="font-color" fo:font-weight="normal" style:font-name-asian="Calibri" fo:language="en" fo:country="US" style:font-size-asian="11pt" style:language-asian="ar" style:country-asian="SA" style:font-name-complex="Consolas" style:use-window-font-color="true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pg_dump pg_restore" table:style-name="ta1">
        <table:table-column table:style-name="co1" table:default-cell-style-name="ce27"/>
        <table:table-column table:style-name="co2" table:default-cell-style-name="ce27"/>
        <table:table-column table:style-name="co3" table:number-columns-repeated="62" table:default-cell-style-name="ce27"/>
        <table:table-column table:style-name="co3" table:number-columns-repeated="960" table:default-cell-style-name="ce28"/>
        <table:table-row table:style-name="ro1">
          <table:table-cell table:style-name="ce19" office:value-type="string" calcext:value-type="string">
            <text:p>pg_dump</text:p>
          </table:table-cell>
          <table:table-cell table:style-name="ce19"/>
          <table:table-cell table:number-columns-repeated="1022"/>
        </table:table-row>
        <table:table-row table:style-name="ro1" table:number-rows-repeated="7">
          <table:table-cell table:style-name="ce20" table:number-columns-repeated="2"/>
          <table:table-cell table:number-columns-repeated="1022"/>
        </table:table-row>
        <table:table-row table:style-name="ro1">
          <table:table-cell table:style-name="ce19" office:value-type="string" calcext:value-type="string">
            <text:p>pg_restore 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21" office:value-type="string" calcext:value-type="string">
            <text:p>pg_restore -d pegaz -h localhost -U postgres  -n vostok &lt; <text:span text:style-name="T1">путь_к_файлу_дампа</text:span>/<text:span text:style-name="T1">имя_файла</text:span>.sql</text:p>
          </table:table-cell>
          <table:table-cell table:style-name="ce21" office:value-type="string" calcext:value-type="string">
            <text:p>ресторим примерно с теми же флагами</text:p>
            <text:p/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<text:span text:style-name="T2">-d </text:span><text:span text:style-name="T3"> //database</text:span>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21" office:value-type="string" calcext:value-type="string">
            <text:p>-h <text:span text:style-name="T4">//host</text:span>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21" office:value-type="string" calcext:value-type="string">
            <text:p>-U<text:span text:style-name="T4"> //user</text:span>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1" office:value-type="string" calcext:value-type="string">
            <text:p>-n  <text:span text:style-name="T4">// schema to use</text:span></text:p>
          </table:table-cell>
          <table:table-cell table:style-name="ce21" office:value-type="string" calcext:value-type="string">
            <text:p>при указании схемы, ресториться будет только она, других не касаемся (если только нет связей между схемами)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-N <text:span text:style-name="T4">// schema NOT to use</text:span>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1" office:value-type="string" calcext:value-type="string">
            <text:p>DROP SCHEMA schema_name CASCADE;</text:p>
            <text:p>CREATE SCHEMA schema_name;</text:p>
          </table:table-cell>
          <table:table-cell table:style-name="ce21" office:value-type="string" calcext:value-type="string">
            <text:p>Если в базе уже есть данные, котоыре ресторим, их надо зачистить, сохранив пустую схему</text:p>
          </table:table-cell>
          <table:table-cell table:number-columns-repeated="1022"/>
        </table:table-row>
        <table:table-row table:style-name="ro1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22" table:number-columns-repeated="2"/>
          <table:table-cell table:number-columns-repeated="1022"/>
        </table:table-row>
        <table:table-row table:style-name="ro1" table:number-rows-repeated="3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22" table:number-columns-repeated="2"/>
          <table:table-cell table:number-columns-repeated="1022"/>
        </table:table-row>
        <table:table-row table:style-name="ro1" table:number-rows-repeated="3">
          <table:table-cell table:style-name="ce21" table:number-columns-repeated="2"/>
          <table:table-cell table:number-columns-repeated="1022"/>
        </table:table-row>
        <table:table-row table:style-name="ro1" table:number-rows-repeated="2">
          <table:table-cell table:style-name="ce23"/>
          <table:table-cell table:style-name="ce21"/>
          <table:table-cell table:number-columns-repeated="1022"/>
        </table:table-row>
        <table:table-row table:style-name="ro1" table:number-rows-repeated="2">
          <table:table-cell table:style-name="ce24" table:number-columns-repeated="2"/>
          <table:table-cell table:number-columns-repeated="1022"/>
        </table:table-row>
        <table:table-row table:style-name="ro1" table:number-rows-repeated="5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19" table:number-columns-repeated="2"/>
          <table:table-cell table:number-columns-repeated="1022"/>
        </table:table-row>
        <table:table-row table:style-name="ro1" table:number-rows-repeated="5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19" table:number-columns-repeated="2"/>
          <table:table-cell table:number-columns-repeated="1022"/>
        </table:table-row>
        <table:table-row table:style-name="ro1" table:number-rows-repeated="9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19" table:number-columns-repeated="2"/>
          <table:table-cell table:number-columns-repeated="1022"/>
        </table:table-row>
        <table:table-row table:style-name="ro1" table:number-rows-repeated="2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20"/>
          <table:table-cell table:style-name="ce21"/>
          <table:table-cell table:number-columns-repeated="1022"/>
        </table:table-row>
        <table:table-row table:style-name="ro1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25" table:number-columns-repeated="2"/>
          <table:table-cell table:number-columns-repeated="1022"/>
        </table:table-row>
        <table:table-row table:style-name="ro1" table:number-rows-repeated="5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 table:number-rows-repeated="2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 table:number-rows-repeated="6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22" table:number-columns-repeated="2"/>
          <table:table-cell table:number-columns-repeated="1022"/>
        </table:table-row>
        <table:table-row table:style-name="ro1" table:number-rows-repeated="5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22" table:number-columns-repeated="2"/>
          <table:table-cell table:number-columns-repeated="1022"/>
        </table:table-row>
        <table:table-row table:style-name="ro1" table:number-rows-repeated="4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22" table:number-columns-repeated="2"/>
          <table:table-cell table:number-columns-repeated="1022"/>
        </table:table-row>
        <table:table-row table:style-name="ro1" table:number-rows-repeated="2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22" table:number-columns-repeated="2"/>
          <table:table-cell table:number-columns-repeated="1022"/>
        </table:table-row>
        <table:table-row table:style-name="ro1" table:number-rows-repeated="19">
          <table:table-cell table:style-name="ce21" table:number-columns-repeated="2"/>
          <table:table-cell table:number-columns-repeated="1022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становка и настройка в linux" table:style-name="ta2">
        <table:table-column table:style-name="co1" table:default-cell-style-name="ce27"/>
        <table:table-column table:style-name="co2" table:default-cell-style-name="ce27"/>
        <table:table-row table:style-name="ro1">
          <table:table-cell table:style-name="ce19" office:value-type="string" calcext:value-type="string">
            <text:p>Установка</text:p>
          </table:table-cell>
          <table:table-cell table:style-name="ce19"/>
        </table:table-row>
        <table:table-row table:style-name="ro1">
          <table:table-cell table:style-name="ce20" office:value-type="string" calcext:value-type="string">
            <text:p>sudo apt-get install postgresql-12</text:p>
          </table:table-cell>
          <table:table-cell table:style-name="ce20" office:value-type="string" calcext:value-type="string">
            <text:p>установка в Linux Mint</text:p>
          </table:table-cell>
        </table:table-row>
        <table:table-row table:style-name="ro1">
          <table:table-cell table:style-name="ce20" table:number-columns-repeated="2"/>
        </table:table-row>
        <table:table-row table:style-name="ro2">
          <table:table-cell table:style-name="ce20" office:value-type="string" calcext:value-type="string">
            <text:p>sudo passwd postgres</text:p>
          </table:table-cell>
          <table:table-cell table:style-name="ce20" office:value-type="string" calcext:value-type="string">
            <text:p>Устанавливаем пароль на PostgreSQL</text:p>
            <text:p>Вводим эту команду и дважды попросит новый пароль</text:p>
          </table:table-cell>
        </table:table-row>
        <table:table-row table:style-name="ro1">
          <table:table-cell table:style-name="ce20" table:number-columns-repeated="2"/>
        </table:table-row>
        <table:table-row table:style-name="ro1">
          <table:table-cell table:style-name="ce20" office:value-type="string" calcext:value-type="string">
            <text:p>sudo systemctl enable postgresql</text:p>
          </table:table-cell>
          <table:table-cell table:style-name="ce20" office:value-type="string" calcext:value-type="string">
            <text:p>Добавляем PostgreSQL в автозагрузку</text:p>
          </table:table-cell>
        </table:table-row>
        <table:table-row table:style-name="ro1">
          <table:table-cell table:style-name="ce20" table:number-columns-repeated="2"/>
        </table:table-row>
        <table:table-row table:style-name="ro1">
          <table:table-cell table:style-name="ce19" office:value-type="string" calcext:value-type="string">
            <text:p>Сменить пароль юзера</text:p>
          </table:table-cell>
          <table:table-cell table:style-name="ce19"/>
        </table:table-row>
        <table:table-row table:style-name="ro1">
          <table:table-cell table:style-name="ce20" office:value-type="string" calcext:value-type="string">
            <text:p>sudo -u user_name psql db_name</text:p>
          </table:table-cell>
          <table:table-cell table:style-name="ce20" office:value-type="string" calcext:value-type="string">
            <text:p>Войти в базу без пароля (под рутом надо делать)</text:p>
          </table:table-cell>
        </table:table-row>
        <table:table-row table:style-name="ro1">
          <table:table-cell table:style-name="ce20" office:value-type="string" calcext:value-type="string">
            <text:p>ALTER USER user_name WITH PASSWORD 'new_password';</text:p>
          </table:table-cell>
          <table:table-cell table:style-name="ce20" office:value-type="string" calcext:value-type="string">
            <text:p>Меняем пароль на новый</text:p>
          </table:table-cell>
        </table:table-row>
        <table:table-row table:style-name="ro1">
          <table:table-cell table:style-name="ce20" table:number-columns-repeated="2"/>
        </table:table-row>
        <table:table-row table:style-name="ro1">
          <table:table-cell table:style-name="ce19" office:value-type="string" calcext:value-type="string">
            <text:p>Старт</text:p>
          </table:table-cell>
          <table:table-cell table:style-name="ce19"/>
        </table:table-row>
        <table:table-row table:style-name="ro1">
          <table:table-cell table:style-name="ce21" table:number-columns-repeated="2"/>
        </table:table-row>
        <table:table-row table:style-name="ro1">
          <table:table-cell table:style-name="ce21" office:value-type="string" calcext:value-type="string">
            <text:p><text:span text:style-name="T5">sudo </text:span>service postgresql initdb</text:p>
          </table:table-cell>
          <table:table-cell table:style-name="ce21" office:value-type="string" calcext:value-type="string">
            <text:p>Инициируем базу данных</text:p>
          </table:table-cell>
        </table:table-row>
        <table:table-row table:style-name="ro1">
          <table:table-cell table:style-name="ce21" office:value-type="string" calcext:value-type="string">
            <text:p>sudo systemctl enable postgresql</text:p>
          </table:table-cell>
          <table:table-cell table:style-name="ce21" office:value-type="string" calcext:value-type="string">
            <text:p>Подключаем постгресс в автозагрузку</text:p>
          </table:table-cell>
        </table:table-row>
        <table:table-row table:style-name="ro1">
          <table:table-cell table:style-name="ce21" office:value-type="string" calcext:value-type="string">
            <text:p><text:span text:style-name="T5">sudo</text:span> systemctl start postgresql</text:p>
          </table:table-cell>
          <table:table-cell table:style-name="ce21" office:value-type="string" calcext:value-type="string">
            <text:p>Стартуем сервис postgresql</text:p>
          </table:table-cell>
        </table:table-row>
        <table:table-row table:style-name="ro1" table:number-rows-repeated="4">
          <table:table-cell table:style-name="ce21" table:number-columns-repeated="2"/>
        </table:table-row>
        <table:table-row table:style-name="ro1">
          <table:table-cell table:style-name="ce19" office:value-type="string" calcext:value-type="string">
            <text:p>Анализ, информация</text:p>
          </table:table-cell>
          <table:table-cell table:style-name="ce19"/>
        </table:table-row>
        <table:table-row table:style-name="ro1">
          <table:table-cell table:style-name="ce21" office:value-type="string" calcext:value-type="string">
            <text:p>service postgresql status</text:p>
          </table:table-cell>
          <table:table-cell table:style-name="ce21" office:value-type="string" calcext:value-type="string">
            <text:p>Узнаём статус сервиса PostgreSQL</text:p>
          </table:table-cell>
        </table:table-row>
        <table:table-row table:style-name="ro1">
          <table:table-cell table:style-name="ce21" office:value-type="string" calcext:value-type="string">
            <text:p>pg_config --version</text:p>
          </table:table-cell>
          <table:table-cell table:style-name="ce21" office:value-type="string" calcext:value-type="string">
            <text:p>Узнаём текущую версию PostgreSQL</text:p>
          </table:table-cell>
        </table:table-row>
        <table:table-row table:style-name="ro1">
          <table:table-cell table:style-name="ce29" office:value-type="string" calcext:value-type="string">
            <text:p>psql --version</text:p>
          </table:table-cell>
          <table:table-cell table:style-name="ce21" office:value-type="string" calcext:value-type="string">
            <text:p>Узнаём текущую версию клиента Pos</text:p>
          </table:table-cell>
        </table:table-row>
        <table:table-row table:style-name="ro1">
          <table:table-cell table:style-name="ce29" office:value-type="string" calcext:value-type="string">
            <text:p>psql -U &lt;username&gt; -l</text:p>
          </table:table-cell>
          <table:table-cell table:style-name="ce21" office:value-type="string" calcext:value-type="string">
            <text:p>Вывести данные по существующим базам</text:p>
          </table:table-cell>
        </table:table-row>
        <table:table-row table:style-name="ro2">
          <table:table-cell table:style-name="ce29" office:value-type="string" calcext:value-type="string">
            <text:p><text:span text:style-name="T5">psql -U &lt;username&gt;</text:span> -d &lt;database&gt;</text:p>
            <text:p>\d</text:p>
          </table:table-cell>
          <table:table-cell table:style-name="ce21" office:value-type="string" calcext:value-type="string">
            <text:p>Вывести имеющиеся таблицы</text:p>
          </table:table-cell>
        </table:table-row>
        <table:table-row table:style-name="ro1">
          <table:table-cell table:style-name="ce23"/>
          <table:table-cell table:style-name="ce21"/>
        </table:table-row>
        <table:table-row table:style-name="ro1" table:number-rows-repeated="2">
          <table:table-cell table:style-name="ce21" table:number-columns-repeated="2"/>
        </table:table-row>
        <table:table-row table:style-name="ro1">
          <table:table-cell table:style-name="ce12" office:value-type="string" calcext:value-type="string">
            <text:p>Действия в командной строке Postgres</text:p>
          </table:table-cell>
          <table:table-cell table:style-name="ce12"/>
        </table:table-row>
        <table:table-row table:style-name="ro2">
          <table:table-cell table:style-name="ce30" office:value-type="string" calcext:value-type="string">
            <text:p>su -- postgres</text:p>
            <text:p><text:span text:style-name="T6">psql</text:span></text:p>
          </table:table-cell>
          <table:table-cell table:style-name="ce21" office:value-type="string" calcext:value-type="string">
            <text:p>Вход в командную строку Postgres</text:p>
          </table:table-cell>
        </table:table-row>
        <table:table-row table:style-name="ro1">
          <table:table-cell table:style-name="ce30" office:value-type="string" calcext:value-type="string">
            <text:p>createdb -O postgres async_test</text:p>
          </table:table-cell>
          <table:table-cell table:style-name="ce21" office:value-type="string" calcext:value-type="string">
            <text:p><text:span text:style-name="T5">Инициируем базу данных "async_test</text:span>"</text:p>
          </table:table-cell>
        </table:table-row>
        <table:table-row table:style-name="ro1">
          <table:table-cell table:style-name="ce29" office:value-type="string" calcext:value-type="string">
            <text:p>createuser -D -A -P ranty</text:p>
          </table:table-cell>
          <table:table-cell table:style-name="ce21" office:value-type="string" calcext:value-type="string">
            <text:p><text:span text:style-name="T5">Создаём пользователя "ranty</text:span>"</text:p>
          </table:table-cell>
        </table:table-row>
        <table:table-row table:style-name="ro1">
          <table:table-cell table:style-name="ce31" table:number-columns-repeated="2"/>
        </table:table-row>
        <table:table-row table:style-name="ro1">
          <table:table-cell table:style-name="ce15" office:value-type="string" calcext:value-type="string">
            <text:p>psql -U username -h 172.22.130.87 -d mydatabase </text:p>
          </table:table-cell>
          <table:table-cell table:style-name="ce32" office:value-type="string" calcext:value-type="string">
            <text:p>Входим в ком. строку базы данных, после чего можем вводить голые запросы</text:p>
          </table:table-cell>
        </table:table-row>
        <table:table-row table:style-name="ro1">
          <table:table-cell table:style-name="ce29" office:value-type="string" calcext:value-type="string">
            <text:p>SELECT * FROM mytable;</text:p>
          </table:table-cell>
          <table:table-cell table:style-name="ce21" office:value-type="string" calcext:value-type="string">
            <text:p>Вводим в ком. строке запросы</text:p>
          </table:table-cell>
        </table:table-row>
        <table:table-row table:style-name="ro1">
          <table:table-cell table:style-name="ce29" office:value-type="string" calcext:value-type="string">
            <text:p>psql postgresql://dbmaster:5433/mydb?sslmode=require</text:p>
          </table:table-cell>
          <table:table-cell table:style-name="ce21" office:value-type="string" calcext:value-type="string">
            <text:p>Вход в ком.строку базы по строке connectable</text:p>
          </table:table-cell>
        </table:table-row>
        <table:table-row table:style-name="ro1" table:number-rows-repeated="3">
          <table:table-cell table:style-name="ce29"/>
          <table:table-cell table:style-name="ce21"/>
        </table:table-row>
        <table:table-row table:style-name="ro1">
          <table:table-cell table:style-name="ce19" office:value-type="string" calcext:value-type="string">
            <text:p>Запросы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psql -U username -d mydatabase -c 'SELECT * FROM mytable'</text:p>
          </table:table-cell>
          <table:table-cell table:style-name="ce21" office:value-type="string" calcext:value-type="string">
            <text:p>запрос к базе делается либо так через атрибут -c</text:p>
          </table:table-cell>
        </table:table-row>
        <table:table-row table:style-name="ro1">
          <table:table-cell table:style-name="ce21" office:value-type="string" calcext:value-type="string">
            <text:p>psql -U username -h 172.22.130.87 -d mydatabase </text:p>
          </table:table-cell>
          <table:table-cell table:style-name="ce21" office:value-type="string" calcext:value-type="string">
            <text:p>Либо после входа в ком. строку конкретной базы</text:p>
          </table:table-cell>
        </table:table-row>
        <table:table-row table:style-name="ro1">
          <table:table-cell table:style-name="ce21" table:number-columns-repeated="2"/>
        </table:table-row>
        <table:table-row table:style-name="ro3">
          <table:table-cell table:style-name="ce17" office:value-type="string" calcext:value-type="string">
            <text:p><text:span text:style-name="T7">\</text:span><text:span text:style-name="T8">copy</text:span><text:span text:style-name="T9"> </text:span><text:span text:style-name="T10">(</text:span><text:span text:style-name="T11">SELECT</text:span><text:span text:style-name="T9"> </text:span><text:span text:style-name="T10">* </text:span><text:span text:style-name="T12">FROM</text:span><text:span text:style-name="T13"> </text:span><text:span text:style-name="T14">yamal.gpa_nd1 </text:span><text:span text:style-name="T15">join</text:span><text:span text:style-name="T16"> </text:span><text:span text:style-name="T17">yamal.gpa_nd2 </text:span><text:span text:style-name="T18">on</text:span><text:span text:style-name="T19"> </text:span><text:span text:style-name="T20">yamal.gpa_nd1.</text:span><text:span text:style-name="T21">"DateTime"</text:span><text:span text:style-name="T22"> </text:span><text:span text:style-name="T23">= yamal.gpa_nd2.</text:span><text:span text:style-name="T24">"DateTime"</text:span><text:span text:style-name="T25"> </text:span><text:span text:style-name="T26">join</text:span><text:span text:style-name="T27"> </text:span><text:span text:style-name="T28">yamal.gpa_nd3 </text:span><text:span text:style-name="T29">on</text:span><text:span text:style-name="T30"> </text:span><text:span text:style-name="T31">yamal.gpa_nd1.</text:span><text:span text:style-name="T32">"DateTime"</text:span><text:span text:style-name="T33"> </text:span><text:span text:style-name="T10">= yamal.gpa_nd3.</text:span><text:span text:style-name="T34">"DateTime"</text:span><text:span text:style-name="T35"> </text:span><text:span text:style-name="T18">where</text:span><text:span text:style-name="T36"> </text:span><text:span text:style-name="T37">yamal.gpa_nd1.</text:span><text:span text:style-name="T34">"DateTime"</text:span><text:span text:style-name="T38"> </text:span><text:span text:style-name="T39">between</text:span><text:span text:style-name="T19"> </text:span><text:span text:style-name="T40">'2021-08-01 00:00:00'</text:span><text:span text:style-name="T38"> </text:span><text:span text:style-name="T41">and</text:span><text:span text:style-name="T42"> </text:span><text:span text:style-name="T43">'2021-10-12 23:59:00'</text:span><text:span text:style-name="T44">) </text:span><text:span text:style-name="T45">to</text:span><text:span text:style-name="T25"> </text:span><text:span text:style-name="T46">'</text:span><text:span text:style-name="T47">./</text:span><text:span text:style-name="T46">output.csv'</text:span><text:span text:style-name="T48"> </text:span><text:span text:style-name="T49">with</text:span><text:span text:style-name="T50"> </text:span><text:span text:style-name="T51">csv</text:span><text:span text:style-name="T52"> </text:span><text:span text:style-name="T53">header</text:span><text:span text:style-name="T54">;</text:span></text:p>
          </table:table-cell>
          <table:table-cell table:style-name="ce21" office:value-type="string" calcext:value-type="string">
            <text:p>Скопировать данные из базы в файл.</text:p>
            <text:p>Русских букв в пути файла лучше не иметь!</text:p>
            <text:p><text:span text:style-name="T55">Пустой файл </text:span><text:span text:style-name="T56">'</text:span><text:span text:style-name="T57">./</text:span><text:span text:style-name="T58">output.csv'</text:span><text:span text:style-name="T59"> </text:span><text:span text:style-name="T60">подготовить заранее.</text:span></text:p>
          </table:table-cell>
        </table:table-row>
        <table:table-row table:style-name="ro1" table:number-rows-repeated="5">
          <table:table-cell table:style-name="ce21" table:number-columns-repeated="2"/>
        </table:table-row>
        <table:table-row table:style-name="ro1">
          <table:table-cell table:style-name="ce19" table:number-columns-repeated="2"/>
        </table:table-row>
        <table:table-row table:style-name="ro1">
          <table:table-cell table:style-name="ce17"/>
          <table:table-cell table:style-name="ce21"/>
        </table:table-row>
        <table:table-row table:style-name="ro1">
          <table:table-cell table:style-name="ce21" table:number-columns-repeated="2"/>
        </table:table-row>
        <table:table-row table:style-name="ro1">
          <table:table-cell table:style-name="ce20"/>
          <table:table-cell table:style-name="ce21"/>
        </table:table-row>
        <table:table-row table:style-name="ro1">
          <table:table-cell table:style-name="ce21" table:number-columns-repeated="2"/>
        </table:table-row>
        <table:table-row table:style-name="ro1">
          <table:table-cell table:style-name="ce25" table:number-columns-repeated="2"/>
        </table:table-row>
        <table:table-row table:style-name="ro1" table:number-rows-repeated="5">
          <table:table-cell table:style-name="ce21" table:number-columns-repeated="2"/>
        </table:table-row>
        <table:table-row table:style-name="ro1">
          <table:table-cell table:style-name="ce26" table:number-columns-repeated="2"/>
        </table:table-row>
        <table:table-row table:style-name="ro1" table:number-rows-repeated="2">
          <table:table-cell table:style-name="ce21" table:number-columns-repeated="2"/>
        </table:table-row>
        <table:table-row table:style-name="ro1">
          <table:table-cell table:style-name="ce26" table:number-columns-repeated="2"/>
        </table:table-row>
        <table:table-row table:style-name="ro1" table:number-rows-repeated="6">
          <table:table-cell table:style-name="ce21" table:number-columns-repeated="2"/>
        </table:table-row>
        <table:table-row table:style-name="ro1">
          <table:table-cell table:style-name="ce22" table:number-columns-repeated="2"/>
        </table:table-row>
        <table:table-row table:style-name="ro1" table:number-rows-repeated="5">
          <table:table-cell table:style-name="ce21" table:number-columns-repeated="2"/>
        </table:table-row>
        <table:table-row table:style-name="ro1">
          <table:table-cell table:style-name="ce22" table:number-columns-repeated="2"/>
        </table:table-row>
        <table:table-row table:style-name="ro1" table:number-rows-repeated="4">
          <table:table-cell table:style-name="ce21" table:number-columns-repeated="2"/>
        </table:table-row>
        <table:table-row table:style-name="ro1">
          <table:table-cell table:style-name="ce22" table:number-columns-repeated="2"/>
        </table:table-row>
        <table:table-row table:style-name="ro1" table:number-rows-repeated="2">
          <table:table-cell table:style-name="ce21" table:number-columns-repeated="2"/>
        </table:table-row>
        <table:table-row table:style-name="ro1">
          <table:table-cell table:style-name="ce22" table:number-columns-repeated="2"/>
        </table:table-row>
        <table:table-row table:style-name="ro1" table:number-rows-repeated="19">
          <table:table-cell table:style-name="ce21" table:number-columns-repeated="2"/>
        </table:table-row>
        <table:table-row table:style-name="ro1" table:number-rows-repeated="104847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.00.0000</text:date>, <text:time style:data-style-name="N2" text:time-value="16:38:27.28316283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1-10-28T21:06:24.093225711</dc:date>
    <meta:editing-duration>P3DT11H17M8S</meta:editing-duration>
    <meta:editing-cycles>1163</meta:editing-cycles>
    <meta:document-statistic meta:table-count="2" meta:cell-count="62" meta:object-count="0"/>
  </office:meta>
</office:document-meta>
</file>